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2"/>
    <style:style style:name="P3" style:family="paragraph" style:parent-style-name="List_20_Paragraph" style:list-style-name="WWNum1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6"/>
    <style:style style:name="P7" style:family="paragraph" style:parent-style-name="List_20_Paragraph" style:list-style-name="WWNum7"/>
    <style:style style:name="P8" style:family="paragraph" style:parent-style-name="List_20_Paragraph" style:list-style-name="WWNum8"/>
    <style:style style:name="P9" style:family="paragraph" style:parent-style-name="List_20_Paragraph" style:list-style-name="WWNum9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Hindu beliefs</text:span></text:p>
      <text:p text:style-name="P10"><text:span text:style-name="T2">Eternal Cycle of All Life</text:span></text:p>
      <text:p text:style-name="Standard"/>
      <text:list xml:id="list6301567461038862129" text:style-name="WWNum3">
        <text:list-item>
          <text:p text:style-name="P1">Hinduism is often described as a <text:span text:style-name="T3">non-dogmatic</text:span> religion</text:p>
        </text:list-item>
        <text:list-item>
          <text:p text:style-name="P1">People are free to worship any set of doctrines or rules they like</text:p>
        </text:list-item>
        <text:list-item>
          <text:p text:style-name="P1">It does not believe in conversion, and doesn’t impose its beliefs on others</text:p>
        </text:list-item>
        <text:list-item>
          <text:p text:style-name="P1">However, Hindus are expected to follow specific rules in their personal conduct and daily duties.</text:p>
        </text:list-item>
      </text:list>
      <text:p text:style-name="Standard"/>
      <text:p text:style-name="Standard"><text:span text:style-name="T1">Hindu Concept of God</text:span></text:p>
      <text:list xml:id="list4053505503587448502" text:style-name="WWNum2">
        <text:list-item>
          <text:p text:style-name="P2">Some describe Hinduism as <text:span text:style-name="T3">polytheistic</text:span>, others as <text:span text:style-name="T3">monotheistic</text:span></text:p>
        </text:list-item>
        <text:list-item>
          <text:p text:style-name="P2">Most static that it is <text:span text:style-name="T3">monistic</text:span> – Which means that all reality is ultimately one</text:p>
        </text:list-item>
        <text:list-item>
          <text:p text:style-name="P2">Hinduism reconciles these three different concepts of God, which makes it tolerant of various beliefs</text:p>
        </text:list-item>
      </text:list>
      <text:p text:style-name="Standard"><text:span text:style-name="T1">What is Brahman?</text:span></text:p>
      <text:list xml:id="list5518348595227778598" text:style-name="WWNum1">
        <text:list-item>
          <text:p text:style-name="P3">Brahman is</text:p>
          <text:list>
            <text:list-item>
              <text:p text:style-name="P3">The Supreme Being, an entity without form and quality</text:p>
            </text:list-item>
            <text:list-item>
              <text:p text:style-name="P3">The soul of the universe, from which all existing things arise, and into which they all return</text:p>
            </text:list-item>
            <text:list-item>
              <text:p text:style-name="P3">Everywhere and everything</text:p>
            </text:list-item>
          </text:list>
        </text:list-item>
        <text:list-item>
          <text:p text:style-name="P3">The essence of brahman is divine, invisible, unlimited, and indescribable</text:p>
        </text:list-item>
        <text:list-item>
          <text:p text:style-name="P3">Hindus are free to imagine Brahman in any way that is meaningful to them</text:p>
        </text:list-item>
        <text:list-item>
          <text:p text:style-name="P3">They worship different deities that they consider manifestations of expression.</text:p>
        </text:list-item>
      </text:list>
      <text:p text:style-name="Standard"><text:span text:style-name="T1">Atman</text:span></text:p>
      <text:list xml:id="list2109251406242207942" text:style-name="WWNum4">
        <text:list-item>
          <text:p text:style-name="P4">The Atman is the human soul or spirit</text:p>
        </text:list-item>
        <text:list-item>
          <text:p text:style-name="P4">It is part of our innermost self that is identical to Brahman</text:p>
        </text:list-item>
        <text:list-item>
          <text:p text:style-name="P4">A Hindu’s goal is to reunite the Atman with the brahman.</text:p>
        </text:list-item>
      </text:list>
      <text:p text:style-name="Standard">Atman = Brahman<text:tab/><text:tab/><text:tab/><text:tab/>Brahman = Atman</text:p>
      <text:p text:style-name="Standard"><text:span text:style-name="T1">Maya</text:span></text:p>
      <text:list xml:id="list7943678907700825223" text:style-name="WWNum5">
        <text:list-item>
          <text:p text:style-name="P5">People fail to see that they are essentially Brahman because they live through their senses</text:p>
        </text:list-item>
        <text:list-item>
          <text:p text:style-name="P5">They see everything as separate from one another which is an illusion called Maya</text:p>
        </text:list-item>
        <text:list-item>
          <text:p text:style-name="P5">They don’t perceive the divine oneness (Brahman) that surges through all things</text:p>
        </text:list-item>
        <text:list-item>
          <text:p text:style-name="P5">To live in Maya is to be imprisoned in ignorance and distraction</text:p>
        </text:list-item>
        <text:list-item>
          <text:p text:style-name="P5">Realizing that Brahman and Atman are present in all things sets us free.</text:p>
        </text:list-item>
        <text:list-item>
          <text:p text:style-name="P5">If this is not realized, we are reborn and do not achieve moksha.</text:p>
        </text:list-item>
      </text:list>
      <text:p text:style-name="P11"><text:soft-page-break/></text:p>
      <text:p text:style-name="Standard"><text:span text:style-name="T1">Reincarnation</text:span></text:p>
      <text:list xml:id="list1965065456148938975" text:style-name="WWNum6">
        <text:list-item>
          <text:p text:style-name="P6">The Atman is:</text:p>
          <text:list>
            <text:list-item>
              <text:p text:style-name="P6">Eternal and immprta;</text:p>
            </text:list-item>
            <text:list-item>
              <text:p text:style-name="P6">Lives on, shedding the lifeless body for a new one</text:p>
            </text:list-item>
          </text:list>
        </text:list-item>
        <text:list-item>
          <text:p text:style-name="P6">For Hindus, most aspects of the personality are generally not thought to be transmitted into the next life form.</text:p>
        </text:list-item>
        <text:list-item>
          <text:p text:style-name="P6">Individuals usually cannot remember past lives.</text:p>
        </text:list-item>
      </text:list>
      <text:p text:style-name="Standard"><text:span text:style-name="T1">Samsara</text:span></text:p>
      <text:list xml:id="list1595203611181818223" text:style-name="WWNum7">
        <text:list-item>
          <text:p text:style-name="P7">The endless cycle of rebirth or reincarnation is called <text:span text:style-name="T3">samsara</text:span></text:p>
        </text:list-item>
        <text:list-item>
          <text:p text:style-name="P7">The physical world is temporary, ever-changing, artificial</text:p>
        </text:list-item>
        <text:list-item>
          <text:p text:style-name="P7">The imperfect world is known as Maya</text:p>
        </text:list-item>
        <text:list-item>
          <text:p text:style-name="P7">The Hindu term for salvation, for liberation from samsara, is <text:span text:style-name="T3">moksha</text:span></text:p>
        </text:list-item>
      </text:list>
      <text:p text:style-name="Standard"><text:span text:style-name="T1">Moksha</text:span></text:p>
      <text:list xml:id="list29777652275123092" text:style-name="WWNum8">
        <text:list-item>
          <text:p text:style-name="P8">This is the liberation from the endless cycle of birth, death, and rebirth into this world</text:p>
        </text:list-item>
        <text:list-item>
          <text:p text:style-name="P8">With moksha, the atman is united with the Brahman.</text:p>
        </text:list-item>
      </text:list>
      <text:p text:style-name="Standard"><text:span text:style-name="T1">Karma</text:span></text:p>
      <text:list xml:id="list8660308396314846423" text:style-name="WWNum9">
        <text:list-item>
          <text:p text:style-name="P9">It is the totality of one’s actions in life</text:p>
        </text:list-item>
        <text:list-item>
          <text:p text:style-name="P9">It determines the form a person will take when they are reborn</text:p>
        </text:list-item>
        <text:list-item>
          <text:p text:style-name="P9"><text:span text:style-name="T3">Bad Karma</text:span> – leads to rebirth at a lower form of life. (ie. Animal)</text:p>
        </text:list-item>
        <text:list-item>
          <text:p text:style-name="P9"><text:span text:style-name="T3">Good Karma </text:span>– leads to rebirth at a higher station in life.</text:p>
        </text:list-item>
        <text:list-item>
          <text:p text:style-name="P9">Closer to attaining salvation</text:p>
        </text:list-item>
        <text:list-item>
          <text:p text:style-name="P9">Hindus must work their way up the ladder of existence</text:p>
        </text:list-item>
        <text:list-item>
          <text:p text:style-name="P9">This is evident in the Hindu <text:span text:style-name="T3">caste system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dc:creator>Jack McCracken</dc:creator>
    <meta:editing-cycles>2</meta:editing-cycles>
    <meta:creation-date>2013-03-20T14:03:00</meta:creation-date>
    <dc:date>2013-03-20T14:28:00</dc:date>
    <meta:editing-duration>PT24S</meta:editing-duration>
    <meta:generator>LibreOffice/4.1.2.3$Linux_X86_64 LibreOffice_project/410m0$Build-3</meta:generator>
    <meta:document-statistic meta:table-count="0" meta:image-count="0" meta:object-count="0" meta:page-count="2" meta:paragraph-count="52" meta:word-count="496" meta:character-count="2696" meta:non-whitespace-character-count="2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